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title">
      <style:graphic-properties fo:min-height="5.75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icherheit von Webanwendungen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[Bild]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hal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1 Historie [Tobias]</text:p>
              </text:list-item>
              <text:list-item>
                <text:p>1.1 BTX-Hack [Tobias]</text:p>
              </text:list-item>
              <text:list-item>
                <text:p>2 Web Hacking [Ansgar]</text:p>
              </text:list-item>
              <text:list-item>
                <text:p>3 Cross-Site-Scripting [Ansgar]</text:p>
              </text:list-item>
              <text:list-item>
                <text:p>4 SQL-Injection (kurz) [Ansgar]</text:p>
              </text:list-item>
              <text:list-item>
                <text:p>5 DOS [Pascal]</text:p>
              </text:list-item>
              <text:list-item>
                <text:p>6 Phishing [Pascal]</text:p>
              </text:list-item>
              <text:list-item>
                <text:p>7 SE [Tobias]</text:p>
              </text:list-item>
              <text:list-item>
                <text:p>8 Alphabet (kurz) [Pascal]</text:p>
              </text:list-item>
              <text:list-item>
                <text:p>9 Sicherheit und Kryptographie im Internet [Janek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Histori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9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eispiel aus der Vergangenhei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9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TX-Hack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16:36:18.492542025</meta:creation-date>
    <meta:editing-duration>PT1H46M31S</meta:editing-duration>
    <meta:editing-cycles>4</meta:editing-cycles>
    <meta:generator>LibreOffice/5.3.6.1$Linux_X86_64 LibreOffice_project/30m0$Build-1</meta:generator>
    <dc:date>2017-11-08T16:48:54.420167589</dc:date>
    <meta:document-statistic meta:object-count="6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